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c2a7" officeooo:paragraph-rsid="001bc2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od Morning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09:53:14.727268268</meta:creation-date>
    <dc:date>2023-09-27T09:55:01.296274849</dc:date>
    <meta:editing-duration>PT1M58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7.3.7.2$Linux_X86_64 LibreOffice_project/30$Build-2</meta:generator>
  </office:meta>
</office:document-meta>
</file>